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cm" fo:margin-right="0cm" fo:margin-top="0.353cm" fo:margin-bottom="0cm" style:contextual-spacing="false" fo:line-height="122%" fo:text-align="justify" style:justify-single-word="false" fo:text-indent="1.27cm" style:auto-text-indent="false"/>
    </style:style>
    <style:style style:name="P2" style:family="paragraph" style:parent-style-name="Standard">
      <style:paragraph-properties fo:margin-left="0cm" fo:margin-right="0cm" fo:margin-top="0.353cm" fo:margin-bottom="0cm" style:contextual-spacing="false" fo:line-height="122%" fo:text-align="justify" style:justify-single-word="false" fo:text-indent="0.035cm" style:auto-text-indent="false"/>
    </style:style>
    <style:style style:name="P3" style:family="paragraph" style:parent-style-name="Standard">
      <style:paragraph-properties fo:margin-left="0cm" fo:margin-right="0cm" fo:margin-top="0.353cm" fo:margin-bottom="0cm" style:contextual-spacing="false" fo:line-height="122%" fo:text-align="justify" style:justify-single-word="false" fo:text-indent="0cm" style:auto-text-indent="false"/>
    </style:style>
    <style:style style:name="P4" style:family="paragraph" style:parent-style-name="Standard">
      <style:paragraph-properties fo:margin-left="0cm" fo:margin-right="0cm" fo:margin-top="0.353cm" fo:margin-bottom="0cm" style:contextual-spacing="false" fo:line-height="122%" fo:text-indent="0.035cm" style:auto-text-indent="false"/>
    </style:style>
    <style:style style:name="P5" style:family="paragraph" style:parent-style-name="Standard">
      <style:paragraph-properties fo:margin-left="0cm" fo:margin-right="0cm" fo:margin-top="0.353cm" fo:margin-bottom="0cm" style:contextual-spacing="false" fo:line-height="122%" fo:text-indent="0cm" style:auto-text-indent="false"/>
    </style:style>
    <style:style style:name="P6" style:family="paragraph" style:parent-style-name="Standard">
      <style:paragraph-properties fo:margin-top="0.353cm" fo:margin-bottom="0cm" style:contextual-spacing="false" fo:line-height="122%"/>
    </style:style>
    <style:style style:name="P7" style:family="paragraph" style:parent-style-name="Standard">
      <style:paragraph-properties fo:margin-left="0cm" fo:margin-right="0cm" fo:margin-top="0.353cm" fo:margin-bottom="0.247cm" style:contextual-spacing="false" fo:line-height="101%" fo:text-indent="0cm" style:auto-text-indent="false"/>
    </style:style>
    <style:style style:name="P8" style:family="paragraph" style:parent-style-name="Standard">
      <style:paragraph-properties fo:margin-top="0.353cm" fo:margin-bottom="0.247cm" style:contextual-spacing="false" fo:line-height="101%"/>
    </style:style>
    <style:style style:name="P9" style:family="paragraph" style:parent-style-name="Standard">
      <style:paragraph-properties fo:margin-left="0cm" fo:margin-right="0cm" fo:margin-top="0cm" fo:margin-bottom="0cm" style:contextual-spacing="false" fo:line-height="121%" fo:text-align="justify" style:justify-single-word="false" fo:text-indent="0cm" style:auto-text-indent="false"/>
    </style:style>
    <style:style style:name="P10" style:family="paragraph" style:parent-style-name="Standard">
      <style:paragraph-properties fo:margin-left="0cm" fo:margin-right="0cm" fo:margin-top="0cm" fo:margin-bottom="0cm" style:contextual-spacing="false" fo:line-height="121%" fo:text-align="justify" style:justify-single-word="false" fo:text-indent="1.27cm" style:auto-text-indent="false"/>
    </style:style>
    <style:style style:name="P11" style:family="paragraph" style:parent-style-name="Standard">
      <style:paragraph-properties fo:margin-top="0cm" fo:margin-bottom="0cm" style:contextual-spacing="false" fo:line-height="121%" fo:text-align="justify" style:justify-single-word="false"/>
    </style:style>
    <style:style style:name="P12" style:family="paragraph" style:parent-style-name="Standard">
      <style:paragraph-properties fo:margin-left="1.27cm" fo:margin-right="0cm" fo:margin-top="0cm" fo:margin-bottom="0cm" style:contextual-spacing="false" fo:line-height="121%" fo:text-align="justify" style:justify-single-word="false" fo:text-indent="0cm" style:auto-text-indent="false"/>
    </style:style>
    <style:style style:name="P13" style:family="paragraph" style:parent-style-name="Standard">
      <style:paragraph-properties fo:margin-top="0cm" fo:margin-bottom="0cm" style:contextual-spacing="false" fo:line-height="121%" fo:text-align="justify" style:justify-single-word="false"/>
      <style:text-properties fo:color="#4a86e8" loext:opacity="100%" style:font-name="Consolas" style:font-name-asian="Consolas1" style:font-name-complex="Consolas1"/>
    </style:style>
    <style:style style:name="P14" style:family="paragraph" style:parent-style-name="Standard" style:master-page-name="Standard">
      <style:paragraph-properties fo:margin-top="0.423cm" fo:margin-bottom="0cm" style:contextual-spacing="false" fo:line-height="9%" fo:text-align="justify" style:justify-single-word="false" style:page-number="1"/>
      <style:text-properties fo:font-size="14pt" fo:font-weight="bold" style:font-size-asian="14pt" style:font-weight-asian="bold" style:font-size-complex="14pt"/>
    </style:style>
    <style:style style:name="P15" style:family="paragraph" style:parent-style-name="Standard">
      <style:paragraph-properties fo:margin-top="0.353cm" fo:margin-bottom="0cm" style:contextual-spacing="false" fo:line-height="122%"/>
      <style:text-properties style:font-name="Consolas" style:font-name-asian="Consolas1" style:font-name-complex="Consolas1"/>
    </style:style>
    <style:style style:name="P16" style:family="paragraph" style:parent-style-name="Standard">
      <style:paragraph-properties fo:margin-left="0cm" fo:margin-right="0cm" fo:margin-top="0.353cm" fo:margin-bottom="0cm" style:contextual-spacing="false" fo:line-height="122%" fo:text-indent="1.27cm" style:auto-text-indent="false"/>
      <style:text-properties style:font-name="Consolas" style:font-name-asian="Consolas1" style:font-name-complex="Consolas1"/>
    </style:style>
    <style:style style:name="P17" style:family="paragraph" style:parent-style-name="Standard">
      <style:paragraph-properties fo:margin-top="0.353cm" fo:margin-bottom="0cm" style:contextual-spacing="false" fo:line-height="122%" fo:text-align="justify" style:justify-single-word="false"/>
      <style:text-properties style:font-name="Consolas" style:font-name-asian="Consolas1" style:font-name-complex="Consolas1"/>
    </style:style>
    <style:style style:name="P18" style:family="paragraph" style:parent-style-name="Standard">
      <style:paragraph-properties fo:margin-left="0cm" fo:margin-right="0cm" fo:margin-top="0.353cm" fo:margin-bottom="0cm" style:contextual-spacing="false" fo:line-height="122%" fo:text-align="justify" style:justify-single-word="false" fo:text-indent="0cm" style:auto-text-indent="false"/>
      <style:text-properties fo:color="#ff0000" loext:opacity="100%"/>
    </style:style>
    <style:style style:name="P19" style:family="paragraph" style:parent-style-name="Standard">
      <style:paragraph-properties fo:margin-top="0cm" fo:margin-bottom="0cm" style:contextual-spacing="false" fo:line-height="121%" fo:text-align="justify" style:justify-single-word="false"/>
      <style:text-properties fo:color="#ff0000" loext:opacity="100%"/>
    </style:style>
    <style:style style:name="P20" style:family="paragraph" style:parent-style-name="Standard">
      <style:paragraph-properties fo:margin-left="0cm" fo:margin-right="0cm" fo:margin-top="0cm" fo:margin-bottom="0cm" style:contextual-spacing="false" fo:line-height="121%" fo:text-align="justify" style:justify-single-word="false" fo:text-indent="0cm" style:auto-text-indent="false"/>
      <style:text-properties fo:color="#ff0000" loext:opacity="100%" fo:font-weight="bold" style:font-weight-asian="bold"/>
    </style:style>
    <style:style style:name="P21" style:family="paragraph" style:parent-style-name="Standard">
      <style:paragraph-properties fo:margin-top="0cm" fo:margin-bottom="0cm" style:contextual-spacing="false" fo:line-height="121%" fo:text-align="justify" style:justify-single-word="false"/>
      <style:text-properties fo:color="#4a86e8" loext:opacity="100%" style:font-name="Consolas" style:font-name-asian="Consolas1" style:font-name-complex="Consolas1"/>
    </style:style>
    <style:style style:name="P22" style:family="paragraph" style:parent-style-name="Standard">
      <style:paragraph-properties fo:margin-left="0cm" fo:margin-right="0cm" fo:margin-top="0cm" fo:margin-bottom="0cm" style:contextual-spacing="false" fo:line-height="121%" fo:text-align="justify" style:justify-single-word="false" fo:text-indent="1.27cm" style:auto-text-indent="false"/>
      <style:text-properties fo:color="#c9211e" loext:opacity="100%"/>
    </style:style>
    <style:style style:name="P23" style:family="paragraph" style:parent-style-name="Standard">
      <style:paragraph-properties fo:margin-left="1.27cm" fo:margin-right="0cm" fo:margin-top="0cm" fo:margin-bottom="0cm" style:contextual-spacing="false" fo:line-height="121%" fo:text-align="justify" style:justify-single-word="false" fo:text-indent="0cm" style:auto-text-indent="false"/>
      <style:text-properties fo:color="#c9211e" loext:opacity="100%"/>
    </style:style>
    <style:style style:name="P24" style:family="paragraph" style:parent-style-name="Standard">
      <style:paragraph-properties fo:margin-top="0cm" fo:margin-bottom="0cm" style:contextual-spacing="false" fo:line-height="121%" fo:text-align="justify" style:justify-single-word="false"/>
      <style:text-properties officeooo:paragraph-rsid="00118b9b"/>
    </style:style>
    <style:style style:name="T1" style:family="text">
      <style:text-properties fo:color="#0000ff" loext:opacity="100%"/>
    </style:style>
    <style:style style:name="T2" style:family="text">
      <style:text-properties fo:color="#0000ff" loext:opacity="100%" fo:font-weight="bold" style:font-weight-asian="bold"/>
    </style:style>
    <style:style style:name="T3" style:family="text">
      <style:text-properties fo:color="#0000ff" loext:opacity="100%" style:font-name="Consolas" style:font-name-asian="Consolas1" style:font-name-complex="Consolas1"/>
    </style:style>
    <style:style style:name="T4" style:family="text">
      <style:text-properties fo:color="#0000ff" loext:opacity="100%" style:text-underline-style="solid" style:text-underline-width="auto" style:text-underline-color="font-color"/>
    </style:style>
    <style:style style:name="T5" style:family="text">
      <style:text-properties fo:color="#1155cc" loext:opacity="100%" style:text-underline-style="solid" style:text-underline-width="auto" style:text-underline-color="font-color"/>
    </style:style>
    <style:style style:name="T6" style:family="text">
      <style:text-properties fo:color="#1155cc" loext:opacity="100%" style:font-name="Consolas" style:text-underline-style="solid" style:text-underline-width="auto" style:text-underline-color="font-color" style:font-name-asian="Consolas1" style:font-name-complex="Consolas1"/>
    </style:style>
    <style:style style:name="T7" style:family="text">
      <style:text-properties style:font-name="Consolas" style:font-name-asian="Consolas1" style:font-name-complex="Consolas1"/>
    </style:style>
    <style:style style:name="T8" style:family="text">
      <style:text-properties fo:color="#ff0000" loext:opacity="100%"/>
    </style:style>
    <style:style style:name="T9" style:family="text">
      <style:text-properties fo:color="#ff0000" loext:opacity="100%" fo:font-weight="bold" style:font-weight-asian="bold"/>
    </style:style>
    <style:style style:name="T10" style:family="text">
      <style:text-properties fo:color="#ff0000" loext:opacity="100%" style:font-name="Consolas" style:font-name-asian="Consolas1" style:font-name-complex="Consolas1"/>
    </style:style>
    <style:style style:name="T11" style:family="text">
      <style:text-properties fo:font-weight="bold" style:font-weight-asian="bold"/>
    </style:style>
    <style:style style:name="T12" style:family="text">
      <style:text-properties fo:color="#4a86e8" loext:opacity="100%"/>
    </style:style>
    <style:style style:name="T13" style:family="text">
      <style:text-properties fo:color="#4a86e8" loext:opacity="100%" style:font-name="Consolas" style:font-name-asian="Consolas1" style:font-name-complex="Consolas1"/>
    </style:style>
    <style:style style:name="T14" style:family="text">
      <style:text-properties officeooo:rsid="000ec169"/>
    </style:style>
    <style:style style:name="T15" style:family="text">
      <style:text-properties style:text-underline-style="solid" style:text-underline-width="auto" style:text-underline-color="font-color"/>
    </style:style>
    <style:style style:name="T16" style:family="text">
      <style:text-properties fo:color="#c9211e" loext:opacity="100%"/>
    </style:style>
    <style:style style:name="T17" style:family="text">
      <style:text-properties fo:color="#c9211e" loext:opacity="100%"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Modulo 3-B. Uso de BLAST.</text:p>
      <text:p text:style-name="P1">El algoritmo blast permite realizar búsquedas rápidas de secuencias sobre bases de datos ( de secuencias ). Esto lo hace mediante una heurística, la cual consiste en generar pequeñas secuencias semilla a partir de la consulta inicial, alinearlas contra cada una de las secuencias en la base de datos e ir extendiendo en medida que las correspondencias tengan un elevado score. Llamaremos query a la secuencia que se quiere buscar y db a la base sobre la cual se realiza dicha búsqueda. </text:p>
      <text:p text:style-name="P2">BLAST en realidad son 4 algoritmos (como usted sabe de IBM): blastn (query -&gt; nu db -&gt; nu), blastp (query -&gt; prot db -&gt; prot), blastx (query -&gt; nucleótido , db -&gt; prot ) <text:s/>y tblastn ( query -&gt; prot, db -&gt; nucl). </text:p>
      <text:p text:style-name="P1">Los resultados son las correspondencias de la query con una dada entrada de la db, a la que llamaremos hit, métricas de esa correspondencia (identidad, cobertura, gaps) y dependiendo de lo solicitado, el alineamiento entre las mismas.</text:p>
      <text:p text:style-name="P5"><text:span text:style-name="T2">Instale blast </text:span><text:span text:style-name="T1">con el comando “</text:span><text:span text:style-name="T3">sudo apt install ncbi-blast+</text:span><text:span text:style-name="T1">” o también, si tiene levantado un ambiente de conda, puede hacer “</text:span><text:span text:style-name="T3">conda install -c bioconda blast</text:span><text:span text:style-name="T1">”</text:span></text:p>
      <text:p text:style-name="P4"><text:tab/>¿Por qué usar una ejecución local de blast si hay tantos buscadores de secuencia en la web? </text:p>
      <text:p text:style-name="P2">En general, si queremos buscar secuencias de a una, o analizar un resultado corto, es siempre mejor usar una herramienta online. Pero si queremos buscar en muchas muestras, con muchos parámetros distintos, <text:s/>en bases distintas a las que ofrecen las distintas páginas, o dentro de un pipeline de análisis más complejo, conviene correr las búsquedas localmente.</text:p>
      <text:p text:style-name="P4">Blast ofrece varios formatos de salida, pero aquí marcaremos los 2 más utilizados:</text:p>
      <text:p text:style-name="P4">a) separado por tab (tsv), y b) salida de texto. </text:p>
      <text:p text:style-name="P2">La primera es muy útil para analizarla con pandas y permite <text:a xlink:type="simple" xlink:href="http://www.metagenomics.wiki/tools/blast/blastn-output-format-6" text:style-name="ListLabel_20_1" text:visited-style-name="ListLabel_20_1"><text:span text:style-name="T5">elegir las columnas del archivo</text:span></text:a> (incluso se puede pedir el alineamiento, cosa que no hace por defecto). La salida de texto, es la más tradicional y su objetivo es que pueda ser comprendida por una persona. Por otro lado, casi todos los formatos se pueden leer usando biopython, cosa que veremos al final de la práctica.</text:p>
      <text:p text:style-name="P8">Lo que haremos ahora es descargar unos archivos y trabajar con BLAST sobre los mismos</text:p>
      <text:p text:style-name="P7"><text:span text:style-name="T2">Descargue y Pruebe buscar las secuencias de las proteínas</text:span><text:span text:style-name="T1">: </text:span><text:a xlink:type="simple" xlink:href="https://rest.uniprot.org/uniprotkb/Q29ST3.fasta" text:style-name="ListLabel_20_2" text:visited-style-name="ListLabel_20_2"><text:span text:style-name="T4">drra</text:span></text:a><text:span text:style-name="T1"> , </text:span><text:a xlink:type="simple" xlink:href="https://www.uniprot.org/uniprot/O14733.fasta" text:style-name="ListLabel_20_2" text:visited-style-name="ListLabel_20_2"><text:span text:style-name="T4">map2k7</text:span></text:a><text:span text:style-name="T1"> y </text:span><text:a xlink:type="simple" xlink:href="https://www.uniprot.org/uniprot/P68870.fasta" text:style-name="ListLabel_20_2" text:visited-style-name="ListLabel_20_2"><text:span text:style-name="T4">ndk</text:span></text:a><text:span text:style-name="T1"> sobre la base de datos </text:span><text:a xlink:type="simple" xlink:href="http://www.mgc.ac.cn/VFs/Down/VFDB_setB_pro.fas.gz" text:style-name="ListLabel_20_2" text:visited-style-name="ListLabel_20_2"><text:span text:style-name="T4">vfdbB</text:span></text:a><text:span text:style-name="T4">.</text:span></text:p>
      <text:p text:style-name="P15"># descargamos los archivos</text:p>
      <text:p text:style-name="P6"><text:span text:style-name="T7">wget -O drrA.faa "</text:span><text:a xlink:type="simple" xlink:href="https://rest.uniprot.org/uniprotkb/Q29ST3.fasta" text:style-name="ListLabel_20_3" text:visited-style-name="ListLabel_20_3"><text:span text:style-name="T6">https://rest.uniprot.org/uniprotkb/Q29ST3.fasta</text:span></text:a><text:span text:style-name="T7">" </text:span></text:p>
      <text:p text:style-name="P16"># hay que bajar las otras 2</text:p>
      <text:p text:style-name="P15"><text:soft-page-break/>wget "http://www.mgc.ac.cn/VFs/Down/VFDB_setB_pro.fas.gz"</text:p>
      <text:p text:style-name="P15"># descomprimimos el archivo</text:p>
      <text:p text:style-name="P15">gunzip <text:s/>VFDB_setB_pro.fas.gz</text:p>
      <text:p text:style-name="P15"># generamos el índice para acelerar las búsquedas </text:p>
      <text:p text:style-name="P15">makeblastdb -dbtype prot -in VFDB_setB_pro.fas</text:p>
      <text:p text:style-name="P15"># realizamos la búsqueda (<text:span text:style-name="T14">luego </text:span>reemplace drra por los archivos fasta correspondientes)</text:p>
      <text:p text:style-name="P15">blastp -query drrA.faa -db VFDB_setB_pro.fas -evalue 1e-5 </text:p>
      <text:p text:style-name="P6"><text:span text:style-name="T7"># </text:span><text:a xlink:type="simple" xlink:href="https://www.ncbi.nlm.nih.gov/books/NBK279684/" text:style-name="ListLabel_20_3" text:visited-style-name="ListLabel_20_3"><text:span text:style-name="T6">Aqui</text:span></text:a><text:span text:style-name="T7"> tiene una guia de todos los parametros de blast, sin embargo, los más útiles suelen ser:</text:span></text:p>
      <text:p text:style-name="P17"><text:s/>-num_threads para indicar la cantidad de núcleos a utilizar (si desea paralelizar), </text:p>
      <text:p text:style-name="P17">-qcov_hsp_perc para indicar la cobertura minima de la query, </text:p>
      <text:p text:style-name="P17">-evalue para limitar los hits, ya que su valor por defecto es 10 y suele traer mucha basura y -outfmt que modifica el formato del output. </text:p>
      <text:p text:style-name="P7"><text:span text:style-name="T9">Ejercicio 1: </text:span><text:span text:style-name="T8">Repita la misma búsqueda con el parámetro </text:span><text:span text:style-name="T10">-outfmt 6</text:span><text:span text:style-name="T8"> y visualice las columnas. Investigue en este </text:span><text:a xlink:type="simple" xlink:href="http://www.metagenomics.wiki/tools/blast/blastn-output-format-6" text:style-name="ListLabel_20_2" text:visited-style-name="ListLabel_20_2"><text:span text:style-name="T4">link</text:span></text:a><text:span text:style-name="T8"> como incluir el alineamiento en las columnas.</text:span></text:p>
      <text:p text:style-name="P1">Ahora, vamos a procesar la salida de texto de blast utilizando el paquete Bio.SearchIO de la librería Biopython (que usted ya utilizó previamente). <text:s/>Para entender las estructuras de datos que genera biopython al leer los hits <text:span text:style-name="T11">lea</text:span> detenidamente la sección 8 de este <text:a xlink:type="simple" xlink:href="http://biopython.org/DIST/docs/tutorial/Tutorial.html#htoc99" text:style-name="ListLabel_20_1" text:visited-style-name="ListLabel_20_1"><text:span text:style-name="T5">link</text:span></text:a> (la misma estructura es utilizada para Hmmer, y lo veremos en la próxima guía).</text:p>
      <text:p text:style-name="P3"><text:span text:style-name="T9">Ejercicio 2: </text:span><text:span text:style-name="T8">Como ejercicio, vamos a buscar TODOS factores de virulencia de la base de datos VFDB sobre el proteoma de </text:span><text:a xlink:type="simple" xlink:href="https://www.ncbi.nlm.nih.gov/nuccore/NC_002745.2/" text:style-name="ListLabel_20_2" text:visited-style-name="ListLabel_20_2"><text:span text:style-name="T4">Staphylococcus aureus N315</text:span></text:a><text:span text:style-name="T8"> (send to -&gt; Coding Sequences -&gt; Fasta Protein). Primero ejecute blast, con el formato por defecto (NO use </text:span><text:span text:style-name="T10">outfmt</text:span><text:span text:style-name="T8">). </text:span></text:p>
      <text:p text:style-name="P18">Almacene el resultado en un archivo y para analizar el resultado, complete el script (o código de python) a partir del que mostramos más abajo, para generar una tabla que muestre las siguientes columnas: query, hit, cobertura de la query, cobertura del hit, identidad y de qué especie es la proteína hit. También debe indicar si una de las proteínas buscadas NO está.</text:p>
      <text:p text:style-name="P13"/>
      <text:p text:style-name="P13"/>
      <text:p text:style-name="P13"/>
      <text:p text:style-name="P13"/>
      <text:p text:style-name="P13"/>
      <text:p text:style-name="P13"><text:soft-page-break/>import Bio.SearchIO as bpio</text:p>
      <text:p text:style-name="P13">resultados=list(bpio.parse('busqueda.blast', 'blast-text'))</text:p>
      <text:p text:style-name="P13">for query_result in resultados:</text:p>
      <text:p text:style-name="P13"><text:s text:c="4"/>Iterar hits</text:p>
      <text:p text:style-name="P24"><text:span text:style-name="T13"><text:tab/>Iterar hsps</text:span></text:p>
      <text:p text:style-name="P24"><text:span text:style-name="T12"><text:line-break/></text:span></text:p>
      <text:p text:style-name="P11"/>
      <text:p text:style-name="P19">“busqueda.blast” debe ser el resultado de la búsqueda anterior, pidiendo una cobertura del hit del 70% ( investigue el parámetro indicado).</text:p>
      <text:p text:style-name="P11"/>
      <text:p text:style-name="P9"><text:span text:style-name="T11">E</text:span>s muy común encontrarse con familias de proteínas, que poseen funciones mal anotadas (por ejemplo el nombre de un gen) y/o representantes cuyas secuencias no son muy distintas, pero a la hora de anotar un genoma, es importante distinguir entre las mismas. Puede usar el output de blast que quiera, pero recomendamos el formato tabla. Como ejemplo de esto, vamos a usar el ejemplo de las enterotoxinas, una familia de proteínas que en nuestra experiencia está bastante mal anotada en las bases secundarias. <text:s/>En este <text:a xlink:type="simple" xlink:href="https://journals.asm.org/doi/10.1128/jb.00587-20" text:style-name="ListLabel_20_1" text:visited-style-name="ListLabel_20_1"><text:span text:style-name="T5">trabajo</text:span></text:a>, hacen un buen trabajo curando secuencias representativas de cada toxina, con lo cual, cuando vemos “buenos hits” de nuestros genes contra ellas, podemos estar seguros de su clasificación. Las secuencias curadas pueden encontrarlas en este <text:a xlink:type="simple" xlink:href="https://docs.google.com/document/d/11mIjHAc9AWGzf8cPbISiRxpfd_KOZqb_Hff2_oJivuU/edit?usp=sharing" text:style-name="ListLabel_20_1" text:visited-style-name="ListLabel_20_1"><text:span text:style-name="T5">link</text:span></text:a>.</text:p>
      <text:p text:style-name="P9"/>
      <text:p text:style-name="P20">Ejercicios 3</text:p>
      <text:p text:style-name="P22">a) Realice un blast del proteoma de N315 contra la base de enterotoxinas y desarrolle un script que levantando esa información indique cuales son las enterotoxinas que posee el proteoma. (Posiblemente obtenga varios hits para cada proteína)</text:p>
      <text:p text:style-name="P23">b) Programe algún criterio de decisión en función de la identidad / cobertura. En caso de que más de un hit cumpla las expectativas indique que encontró más de una proteína.</text:p>
      <text:p text:style-name="P12"><text:span text:style-name="T16">c) Pruebe su código con 2 proteomas al azar de </text:span><text:a xlink:type="simple" xlink:href="https://www.ncbi.nlm.nih.gov/datasets/genome/?taxon=1280" text:style-name="ListLabel_20_1" text:visited-style-name="ListLabel_20_1"><text:span text:style-name="T17">aquí</text:span></text:a><text:span text:style-name="T16"> e informar resultados.</text:span></text:p>
      <text:p text:style-name="P11"/>
      <text:p text:style-name="P11"><text:span text:style-name="T9">Ejercicio 4</text:span><text:span text:style-name="T8">: Al script anterior, agregarle una salida que informe las diferencias / polimorfismos entre la base de datos y la proteína del genoma query. Por ejemplo, si en la posición 137 de la referencia (DB) tiene una alanina y la proteína del proteoma tiene una histidina Ala137His.</text:span></text:p>
      <text:p text:style-name="P10"/>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0000ff" loext:opacity="100%" style:text-underline-style="solid" style:text-underline-width="auto" style:text-underline-color="font-color"/>
    </style:style>
    <style:style style:name="ListLabel_20_3" style:display-name="ListLabel 3" style:family="text">
      <style:text-properties fo:color="#1155cc" loext:opacity="100%"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9-13T15:09:51.281522785</dc:date>
    <meta:editing-duration>PT1H45M43S</meta:editing-duration>
    <meta:editing-cycles>3</meta:editing-cycles>
    <meta:document-statistic meta:table-count="0" meta:image-count="0" meta:object-count="0" meta:page-count="3" meta:paragraph-count="43" meta:word-count="989" meta:character-count="6093" meta:non-whitespace-character-count="5122"/>
  </office:meta>
</office:document-meta>
</file>